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width="0.353cm" svg:stroke-color="#ff8000" draw:marker-start-width="0.729cm" draw:marker-end-width="0.729cm" draw:fill="solid" draw:fill-color="#ffffff" draw:textarea-horizontal-align="justify" draw:textarea-vertical-align="middle" draw:auto-grow-height="false" fo:min-height="1.867cm" fo:min-width="6.486cm" fo:padding-top="0.301cm" fo:padding-bottom="0.301cm" fo:padding-left="0.426cm" fo:padding-right="0.426cm"/>
    </style:style>
    <style:style style:name="gr3" style:family="graphic" style:parent-style-name="objectwithoutfill">
      <style:graphic-properties svg:stroke-color="#ff8000" draw:fill="none" draw:textarea-vertical-align="middle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6.35cm" svg:x="1.905cm" svg:y="10.7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882cm" svg:y1="16.217cm" svg:x2="3.835cm" svg:y2="17.17cm">
          <text:p/>
        </draw:line>
        <draw:line draw:style-name="gr3" draw:text-style-name="P3" draw:layer="layout" svg:x1="3.517cm" svg:y1="15.582cm" svg:x2="5.105cm" svg:y2="17.17cm">
          <text:p/>
        </draw:line>
        <draw:line draw:style-name="gr3" draw:text-style-name="P3" draw:layer="layout" svg:x1="4.152cm" svg:y1="14.947cm" svg:x2="6.375cm" svg:y2="17.17cm">
          <text:p/>
        </draw:line>
        <draw:line draw:style-name="gr3" draw:text-style-name="P3" draw:layer="layout" svg:x1="5.105cm" svg:y1="14.312cm" svg:x2="7.962cm" svg:y2="17.17cm">
          <text:p/>
        </draw:line>
        <draw:line draw:style-name="gr3" draw:text-style-name="P3" draw:layer="layout" svg:x1="5.978cm" svg:y1="13.599cm" svg:x2="9.585cm" svg:y2="17.206cm">
          <text:p/>
        </draw:line>
        <draw:line draw:style-name="gr3" draw:text-style-name="P3" draw:layer="layout" svg:x1="6.692cm" svg:y1="12.725cm" svg:x2="11.137cm" svg:y2="17.17cm">
          <text:p/>
        </draw:line>
        <draw:line draw:style-name="gr3" draw:text-style-name="P3" draw:layer="layout" svg:x1="7.645cm" svg:y1="12.09cm" svg:x2="13.042cm" svg:y2="17.17cm">
          <text:p/>
        </draw:line>
        <draw:line draw:style-name="gr3" draw:text-style-name="P3" draw:layer="layout" svg:x1="7.962cm" svg:y1="11.455cm" svg:x2="14.312cm" svg:y2="17.17cm">
          <text:p/>
        </draw:line>
        <draw:line draw:style-name="gr3" draw:text-style-name="P3" draw:layer="layout" svg:x1="8.597cm" svg:y1="11.137cm" svg:x2="15.265cm" svg:y2="17.17cm">
          <text:p/>
        </draw:line>
        <draw:line draw:style-name="gr3" draw:text-style-name="P3" draw:layer="layout" svg:x1="7.01cm" svg:y1="12.407cm" svg:x2="11.938cm" svg:y2="17.17cm">
          <text:p/>
        </draw:line>
        <draw:line draw:style-name="gr3" draw:text-style-name="P3" draw:layer="layout" svg:x1="2.565cm" svg:y1="16.535cm" svg:x2="3.2cm" svg:y2="17.17cm">
          <text:p/>
        </draw:line>
        <draw:line draw:style-name="gr3" draw:text-style-name="P3" draw:layer="layout" svg:x1="3.2cm" svg:y1="15.9cm" svg:x2="4.47cm" svg:y2="17.17cm">
          <text:p/>
        </draw:line>
        <draw:line draw:style-name="gr3" draw:text-style-name="P3" draw:layer="layout" svg:x1="3.835cm" svg:y1="15.265cm" svg:x2="5.74cm" svg:y2="17.17cm">
          <text:p/>
        </draw:line>
        <draw:line draw:style-name="gr3" draw:text-style-name="P3" draw:layer="layout" svg:x1="4.47cm" svg:y1="14.63cm" svg:x2="7.01cm" svg:y2="17.17cm">
          <text:p/>
        </draw:line>
        <draw:line draw:style-name="gr3" draw:text-style-name="P3" draw:layer="layout" svg:x1="4.787cm" svg:y1="14.312cm" svg:x2="7.645cm" svg:y2="17.17cm">
          <text:p/>
        </draw:line>
        <draw:line draw:style-name="gr3" draw:text-style-name="P3" draw:layer="layout" svg:x1="5.422cm" svg:y1="13.995cm" svg:x2="8.597cm" svg:y2="17.17cm">
          <text:p/>
        </draw:line>
        <draw:line draw:style-name="gr3" draw:text-style-name="P3" draw:layer="layout" svg:x1="5.74cm" svg:y1="13.677cm" svg:x2="9.232cm" svg:y2="17.17cm">
          <text:p/>
        </draw:line>
        <draw:line draw:style-name="gr3" draw:text-style-name="P3" draw:layer="layout" svg:x1="6.057cm" svg:y1="13.36cm" svg:x2="9.867cm" svg:y2="17.17cm">
          <text:p/>
        </draw:line>
        <draw:line draw:style-name="gr3" draw:text-style-name="P3" draw:layer="layout" svg:x1="6.375cm" svg:y1="13.042cm" svg:x2="10.502cm" svg:y2="17.17cm">
          <text:p/>
        </draw:line>
        <draw:line draw:style-name="gr3" draw:text-style-name="P3" draw:layer="layout" svg:x1="7.327cm" svg:y1="12.407cm" svg:x2="12.407cm" svg:y2="17.17cm">
          <text:p/>
        </draw:line>
        <draw:line draw:style-name="gr3" draw:text-style-name="P3" draw:layer="layout" svg:x1="8.28cm" svg:y1="11.137cm" svg:x2="14.947cm" svg:y2="17.17cm">
          <text:p/>
        </draw:line>
        <draw:line draw:style-name="gr3" draw:text-style-name="P3" draw:layer="layout" svg:x1="7.962cm" svg:y1="11.772cm" svg:x2="13.995cm" svg:y2="17.17cm">
          <text:p/>
        </draw:line>
        <draw:line draw:style-name="gr3" draw:text-style-name="P3" draw:layer="layout" svg:x1="7.327cm" svg:y1="12.09cm" svg:x2="12.725cm" svg:y2="17.17cm">
          <text:p/>
        </draw:line>
        <draw:line draw:style-name="gr3" draw:text-style-name="P3" draw:layer="layout" svg:x1="7.645cm" svg:y1="11.772cm" svg:x2="13.538cm" svg:y2="17.17cm">
          <text:p/>
        </draw:line>
        <draw:line draw:style-name="gr3" draw:text-style-name="P3" draw:layer="layout" svg:x1="8.28cm" svg:y1="11.455cm" svg:x2="14.63cm" svg:y2="17.17cm">
          <text:p/>
        </draw:line>
        <draw:line draw:style-name="gr3" draw:text-style-name="P3" draw:layer="layout" svg:x1="7.01cm" svg:y1="12.725cm" svg:x2="11.455cm" svg:y2="17.17cm">
          <text:p/>
        </draw:line>
        <draw:line draw:style-name="gr3" draw:text-style-name="P3" draw:layer="layout" svg:x1="6.692cm" svg:y1="13.042cm" svg:x2="10.82cm" svg:y2="17.17cm">
          <text:p/>
        </draw:line>
        <draw:line draw:style-name="gr3" draw:text-style-name="P3" draw:layer="layout" svg:x1="6.375cm" svg:y1="13.36cm" svg:x2="10.185cm" svg:y2="17.17cm">
          <text:p/>
        </draw:line>
        <draw:line draw:style-name="gr3" draw:text-style-name="P3" draw:layer="layout" svg:x1="5.422cm" svg:y1="13.677cm" svg:x2="8.915cm" svg:y2="17.17cm">
          <text:p/>
        </draw:line>
        <draw:line draw:style-name="gr3" draw:text-style-name="P3" draw:layer="layout" svg:x1="5.105cm" svg:y1="13.995cm" svg:x2="8.28cm" svg:y2="17.17cm">
          <text:p/>
        </draw:line>
        <draw:line draw:style-name="gr3" draw:text-style-name="P3" draw:layer="layout" svg:x1="4.787cm" svg:y1="14.63cm" svg:x2="7.327cm" svg:y2="17.17cm">
          <text:p/>
        </draw:line>
        <draw:line draw:style-name="gr3" draw:text-style-name="P3" draw:layer="layout" svg:x1="4.47cm" svg:y1="14.947cm" svg:x2="6.692cm" svg:y2="17.17cm">
          <text:p/>
        </draw:line>
        <draw:line draw:style-name="gr3" draw:text-style-name="P3" draw:layer="layout" svg:x1="4.152cm" svg:y1="15.265cm" svg:x2="6.057cm" svg:y2="17.17cm">
          <text:p/>
        </draw:line>
        <draw:line draw:style-name="gr3" draw:text-style-name="P3" draw:layer="layout" svg:x1="3.835cm" svg:y1="15.582cm" svg:x2="5.422cm" svg:y2="17.17cm">
          <text:p/>
        </draw:line>
        <draw:line draw:style-name="gr3" draw:text-style-name="P3" draw:layer="layout" svg:x1="3.517cm" svg:y1="15.9cm" svg:x2="4.787cm" svg:y2="17.17cm">
          <text:p/>
        </draw:line>
        <draw:line draw:style-name="gr3" draw:text-style-name="P3" draw:layer="layout" svg:x1="3.2cm" svg:y1="16.217cm" svg:x2="4.152cm" svg:y2="17.17cm">
          <text:p/>
        </draw:line>
        <draw:line draw:style-name="gr3" draw:text-style-name="P3" draw:layer="layout" svg:x1="2.882cm" svg:y1="16.535cm" svg:x2="3.517cm" svg:y2="17.17cm">
          <text:p/>
        </draw:line>
        <draw:line draw:style-name="gr3" draw:text-style-name="P3" draw:layer="layout" svg:x1="9.232cm" svg:y1="11.137cm" svg:x2="2.565cm" svg:y2="17.17cm">
          <text:p/>
        </draw:line>
        <draw:line draw:style-name="gr3" draw:text-style-name="P3" draw:layer="layout" svg:x1="9.55cm" svg:y1="11.455cm" svg:x2="3.2cm" svg:y2="17.17cm">
          <text:p/>
        </draw:line>
        <draw:line draw:style-name="gr3" draw:text-style-name="P3" draw:layer="layout" svg:x1="9.867cm" svg:y1="11.772cm" svg:x2="3.835cm" svg:y2="17.17cm">
          <text:p/>
        </draw:line>
        <draw:line draw:style-name="gr3" draw:text-style-name="P3" draw:layer="layout" svg:x1="10.185cm" svg:y1="12.09cm" svg:x2="4.47cm" svg:y2="17.17cm">
          <text:p/>
        </draw:line>
        <draw:line draw:style-name="gr3" draw:text-style-name="P3" draw:layer="layout" svg:x1="10.502cm" svg:y1="12.407cm" svg:x2="5.105cm" svg:y2="17.17cm">
          <text:p/>
        </draw:line>
        <draw:line draw:style-name="gr3" draw:text-style-name="P3" draw:layer="layout" svg:x1="10.82cm" svg:y1="12.725cm" svg:x2="5.74cm" svg:y2="17.17cm">
          <text:p/>
        </draw:line>
        <draw:line draw:style-name="gr3" draw:text-style-name="P3" draw:layer="layout" svg:x1="11.137cm" svg:y1="13.042cm" svg:x2="6.375cm" svg:y2="17.17cm">
          <text:p/>
        </draw:line>
        <draw:line draw:style-name="gr3" draw:text-style-name="P3" draw:layer="layout" svg:x1="11.455cm" svg:y1="13.36cm" svg:x2="7.01cm" svg:y2="17.17cm">
          <text:p/>
        </draw:line>
        <draw:line draw:style-name="gr3" draw:text-style-name="P3" draw:layer="layout" svg:x1="11.772cm" svg:y1="13.677cm" svg:x2="7.645cm" svg:y2="17.17cm">
          <text:p/>
        </draw:line>
        <draw:line draw:style-name="gr3" draw:text-style-name="P3" draw:layer="layout" svg:x1="12.09cm" svg:y1="13.677cm" svg:x2="7.962cm" svg:y2="17.17cm">
          <text:p/>
        </draw:line>
        <draw:line draw:style-name="gr3" draw:text-style-name="P3" draw:layer="layout" svg:x1="12.407cm" svg:y1="13.995cm" svg:x2="8.597cm" svg:y2="17.17cm">
          <text:p/>
        </draw:line>
        <draw:line draw:style-name="gr3" draw:text-style-name="P3" draw:layer="layout" svg:x1="12.725cm" svg:y1="14.312cm" svg:x2="9.232cm" svg:y2="17.17cm">
          <text:p/>
        </draw:line>
        <draw:line draw:style-name="gr3" draw:text-style-name="P3" draw:layer="layout" svg:x1="13.042cm" svg:y1="14.63cm" svg:x2="9.867cm" svg:y2="17.17cm">
          <text:p/>
        </draw:line>
        <draw:line draw:style-name="gr3" draw:text-style-name="P3" draw:layer="layout" svg:x1="13.36cm" svg:y1="14.947cm" svg:x2="10.502cm" svg:y2="17.17cm">
          <text:p/>
        </draw:line>
        <draw:line draw:style-name="gr3" draw:text-style-name="P3" draw:layer="layout" svg:x1="13.677cm" svg:y1="15.265cm" svg:x2="11.137cm" svg:y2="17.17cm">
          <text:p/>
        </draw:line>
        <draw:line draw:style-name="gr3" draw:text-style-name="P3" draw:layer="layout" svg:x1="13.995cm" svg:y1="15.582cm" svg:x2="11.772cm" svg:y2="17.17cm">
          <text:p/>
        </draw:line>
        <draw:line draw:style-name="gr3" draw:text-style-name="P3" draw:layer="layout" svg:x1="11.772cm" svg:y1="13.36cm" svg:x2="7.327cm" svg:y2="17.17cm">
          <text:p/>
        </draw:line>
        <draw:line draw:style-name="gr3" draw:text-style-name="P3" draw:layer="layout" svg:x1="14.312cm" svg:y1="15.582cm" svg:x2="12.09cm" svg:y2="17.17cm">
          <text:p/>
        </draw:line>
        <draw:line draw:style-name="gr3" draw:text-style-name="P3" draw:layer="layout" svg:x1="14.312cm" svg:y1="15.9cm" svg:x2="12.407cm" svg:y2="17.17cm">
          <text:p/>
        </draw:line>
        <draw:line draw:style-name="gr3" draw:text-style-name="P3" draw:layer="layout" svg:x1="14.668cm" svg:y1="15.9cm" svg:x2="13.042cm" svg:y2="17.068cm">
          <text:p/>
        </draw:line>
        <draw:line draw:style-name="gr3" draw:text-style-name="P3" draw:layer="layout" svg:x1="14.63cm" svg:y1="16.217cm" svg:x2="13.36cm" svg:y2="17.17cm">
          <text:p/>
        </draw:line>
        <draw:line draw:style-name="gr3" draw:text-style-name="P3" draw:layer="layout" svg:x1="14.947cm" svg:y1="16.217cm" svg:x2="13.677cm" svg:y2="17.17cm">
          <text:p/>
        </draw:line>
        <draw:line draw:style-name="gr3" draw:text-style-name="P3" draw:layer="layout" svg:x1="15.265cm" svg:y1="16.535cm" svg:x2="14.63cm" svg:y2="17.17cm">
          <text:p/>
        </draw:line>
        <draw:line draw:style-name="gr3" draw:text-style-name="P3" draw:layer="layout" svg:x1="14.947cm" svg:y1="16.535cm" svg:x2="14.312cm" svg:y2="17.17cm">
          <text:p/>
        </draw:line>
        <draw:line draw:style-name="gr3" draw:text-style-name="P3" draw:layer="layout" svg:x1="10.185cm" svg:y1="11.772cm" svg:x2="4.152cm" svg:y2="17.17cm">
          <text:p/>
        </draw:line>
        <draw:line draw:style-name="gr3" draw:text-style-name="P3" draw:layer="layout" svg:x1="10.82cm" svg:y1="12.407cm" svg:x2="5.422cm" svg:y2="17.17cm">
          <text:p/>
        </draw:line>
        <draw:line draw:style-name="gr3" draw:text-style-name="P3" draw:layer="layout" svg:x1="10.502cm" svg:y1="12.09cm" svg:x2="4.787cm" svg:y2="17.17cm">
          <text:p/>
        </draw:line>
        <draw:line draw:style-name="gr3" draw:text-style-name="P3" draw:layer="layout" svg:x1="12.09cm" svg:y1="13.995cm" svg:x2="8.28cm" svg:y2="17.17cm">
          <text:p/>
        </draw:line>
        <draw:line draw:style-name="gr3" draw:text-style-name="P3" draw:layer="layout" svg:x1="13.995cm" svg:y1="15.265cm" svg:x2="11.455cm" svg:y2="17.17cm">
          <text:p/>
        </draw:line>
        <draw:line draw:style-name="gr3" draw:text-style-name="P3" draw:layer="layout" svg:x1="11.137cm" svg:y1="12.725cm" svg:x2="6.057cm" svg:y2="17.17cm">
          <text:p/>
        </draw:line>
        <draw:line draw:style-name="gr3" draw:text-style-name="P3" draw:layer="layout" svg:x1="11.455cm" svg:y1="13.042cm" svg:x2="6.692cm" svg:y2="17.17cm">
          <text:p/>
        </draw:line>
        <draw:line draw:style-name="gr3" draw:text-style-name="P3" draw:layer="layout" svg:x1="9.55cm" svg:y1="11.137cm" svg:x2="2.882cm" svg:y2="17.17cm">
          <text:p/>
        </draw:line>
        <draw:line draw:style-name="gr3" draw:text-style-name="P3" draw:layer="layout" svg:x1="9.867cm" svg:y1="11.455cm" svg:x2="3.517cm" svg:y2="17.17cm">
          <text:p/>
        </draw:line>
        <draw:line draw:style-name="gr3" draw:text-style-name="P3" draw:layer="layout" svg:x1="13.677cm" svg:y1="14.947cm" svg:x2="10.82cm" svg:y2="17.17cm">
          <text:p/>
        </draw:line>
        <draw:line draw:style-name="gr3" draw:text-style-name="P3" draw:layer="layout" svg:x1="13.36cm" svg:y1="14.63cm" svg:x2="10.185cm" svg:y2="17.17cm">
          <text:p/>
        </draw:line>
        <draw:line draw:style-name="gr3" draw:text-style-name="P3" draw:layer="layout" svg:x1="8.915cm" svg:y1="17.17cm" svg:x2="12.42cm" svg:y2="14.312cm">
          <text:p/>
        </draw:line>
        <draw:line draw:style-name="gr3" draw:text-style-name="P3" draw:layer="layout" svg:x1="9.55cm" svg:y1="17.17cm" svg:x2="13.042cm" svg:y2="14.3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11T13:37:17.143000000</dc:date>
    <meta:editing-duration>PT1H34M7S</meta:editing-duration>
    <meta:editing-cycles>17</meta:editing-cycles>
    <meta:generator>LibreOffice/7.5.0.3$Windows_X86_64 LibreOffice_project/c21113d003cd3efa8c53188764377a8272d9d6de</meta:generator>
    <meta:document-statistic meta:object-count="77"/>
  </office:meta>
</office:document-meta>
</file>